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Lucida Sans1" svg:font-family="'Lucida Sans'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Bahnschrift" svg:font-family="Bahnschrift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0.5in" table:align="margins" style:shadow="none"/>
    </style:style>
    <style:style style:name="Table1.A" style:family="table-column">
      <style:table-column-properties style:column-width="1.0521in" style:rel-column-width="1515*"/>
    </style:style>
    <style:style style:name="Table1.B" style:family="table-column">
      <style:table-column-properties style:column-width="1.6146in" style:rel-column-width="2325*"/>
    </style:style>
    <style:style style:name="Table1.C" style:family="table-column">
      <style:table-column-properties style:column-width="1.5521in" style:rel-column-width="2235*"/>
    </style:style>
    <style:style style:name="Table1.D" style:family="table-column">
      <style:table-column-properties style:column-width="1.375in" style:rel-column-width="1980*"/>
    </style:style>
    <style:style style:name="Table1.E" style:family="table-column">
      <style:table-column-properties style:column-width="4.9063in" style:rel-column-width="7065*"/>
    </style:style>
    <style:style style:name="Table1.A1" style:family="table-cell">
      <style:table-cell-properties fo:padding="0.0382in" fo:border-left="0.0007in solid #999999" fo:border-right="none" fo:border-top="0.0007in solid #999999" fo:border-bottom="0.0007in solid #999999"/>
    </style:style>
    <style:style style:name="Table1.E1" style:family="table-cell">
      <style:table-cell-properties fo:padding="0.0382in" fo:border="0.0007in solid #999999"/>
    </style:style>
    <style:style style:name="Table1.A2" style:family="table-cell">
      <style:table-cell-properties fo:padding="0.0382in" fo:border-left="0.0007in solid #999999" fo:border-right="none" fo:border-top="none" fo:border-bottom="0.0007in solid #999999"/>
    </style:style>
    <style:style style:name="Table1.E2" style:family="table-cell">
      <style:table-cell-properties fo:padding="0.0382in" fo:border-left="0.0007in solid #999999" fo:border-right="0.0007in solid #999999" fo:border-top="none" fo:border-bottom="0.0007in solid #999999"/>
    </style:style>
    <style:style style:name="Table1.C3" style:family="table-cell">
      <style:table-cell-properties fo:background-color="#feedad" fo:padding="0.0382in" fo:border-left="0.0007in solid #999999" fo:border-right="none" fo:border-top="none" fo:border-bottom="0.0007in solid #999999">
        <style:background-image/>
      </style:table-cell-properties>
    </style:style>
    <style:style style:name="Table1.B43" style:family="table-cell">
      <style:table-cell-properties fo:background-color="#ccff99" fo:padding="0.0382in" fo:border-left="0.0007in solid #999999" fo:border-right="none" fo:border-top="none" fo:border-bottom="0.0007in solid #999999">
        <style:background-image/>
      </style:table-cell-properties>
    </style:style>
    <style:style style:name="Table1.52" style:family="table-row">
      <style:table-row-properties style:min-row-height="0.2701in"/>
    </style:style>
    <style:style style:name="Table1.D52" style:family="table-cell">
      <style:table-cell-properties fo:background-color="#b0f29e" fo:padding="0.0382in" fo:border-left="0.0007in solid #999999" fo:border-right="none" fo:border-top="none" fo:border-bottom="0.0007in solid #999999">
        <style:background-image/>
      </style:table-cell-properties>
    </style:style>
    <style:style style:name="Table1.E52" style:family="table-cell">
      <style:table-cell-properties fo:background-color="#b0f29e" fo:padding="0.0382in" fo:border-left="0.0007in solid #999999" fo:border-right="0.0007in solid #999999" fo:border-top="none" fo:border-bottom="0.0007in solid #999999">
        <style:background-image/>
      </style:table-cell-properties>
    </style:style>
    <style:style style:name="Table1.C63" style:family="table-cell">
      <style:table-cell-properties fo:background-color="#ccf2c2" fo:padding="0.0382in" fo:border-left="0.0007in solid #999999" fo:border-right="none" fo:border-top="none" fo:border-bottom="0.0007in solid #999999">
        <style:background-image/>
      </style:table-cell-properties>
    </style:style>
    <style:style style:name="P1" style:family="paragraph" style:parent-style-name="Standard" style:list-style-name="L6"/>
    <style:style style:name="P2" style:family="paragraph" style:parent-style-name="Standard">
      <style:paragraph-properties fo:margin-left="0.4902in" fo:margin-right="0in" style:line-height-at-least="0.198in" fo:text-indent="0in" style:auto-text-indent="false"/>
      <style:text-properties fo:color="#000000" fo:background-color="#ffffff"/>
    </style:style>
    <style:style style:name="P3" style:family="paragraph" style:parent-style-name="Table_20_Contents">
      <style:text-properties style:font-name="Arial Narrow" fo:font-size="13pt" style:font-size-asian="13pt" style:font-size-complex="13pt"/>
    </style:style>
    <style:style style:name="P4" style:family="paragraph" style:parent-style-name="Table_20_Contents">
      <style:text-properties style:font-name="Arial Narrow" fo:font-size="14pt" fo:font-weight="bold" style:font-size-asian="14pt" style:font-weight-asian="bold" style:font-size-complex="14pt" style:font-weight-complex="bold"/>
    </style:style>
    <style:style style:name="P5" style:family="paragraph" style:parent-style-name="Table_20_Contents">
      <style:text-properties fo:color="#666666" style:font-name="Arial Narrow" fo:font-size="13pt" style:font-size-asian="13pt" style:font-size-complex="13pt"/>
    </style:style>
    <style:style style:name="P6" style:family="paragraph" style:parent-style-name="Table_20_Contents" style:list-style-name="L1"/>
    <style:style style:name="P7" style:family="paragraph" style:parent-style-name="Table_20_Contents" style:list-style-name="L2"/>
    <style:style style:name="P8" style:family="paragraph" style:parent-style-name="Table_20_Contents" style:list-style-name="L2">
      <style:text-properties fo:color="#007826"/>
    </style:style>
    <style:style style:name="P9" style:family="paragraph" style:parent-style-name="Table_20_Contents" style:list-style-name="L3"/>
    <style:style style:name="P10" style:family="paragraph" style:parent-style-name="Table_20_Contents" style:list-style-name="L4"/>
    <style:style style:name="P11" style:family="paragraph" style:parent-style-name="Table_20_Contents" style:list-style-name="L6"/>
    <style:style style:name="P12" style:family="paragraph" style:parent-style-name="Table_20_Contents" style:list-style-name="L7"/>
    <style:style style:name="P13" style:family="paragraph" style:parent-style-name="Table_20_Contents">
      <style:text-properties style:use-window-font-color="true"/>
    </style:style>
    <style:style style:name="P14" style:family="paragraph" style:parent-style-name="Table_20_Contents">
      <style:text-properties style:use-window-font-color="true" style:font-name="Arial Narrow" fo:font-size="14pt" fo:font-weight="bold" style:font-size-asian="14pt" style:font-weight-asian="bold" style:font-size-complex="14pt" style:font-weight-complex="bold"/>
    </style:style>
    <style:style style:name="P15" style:family="paragraph" style:parent-style-name="Table_20_Contents">
      <style:text-properties fo:color="#cc0000"/>
    </style:style>
    <style:style style:name="P16" style:family="paragraph" style:parent-style-name="Table_20_Contents" style:list-style-name="L8"/>
    <style:style style:name="P17" style:family="paragraph" style:parent-style-name="Table_20_Contents">
      <style:text-properties fo:color="#0000cc" style:font-name="Arial Narrow" fo:font-size="13pt" style:font-size-asian="13pt" style:font-size-complex="13pt"/>
    </style:style>
    <style:style style:name="P18" style:family="paragraph" style:parent-style-name="Table_20_Contents">
      <style:text-properties fo:color="#0000cc" style:font-name="Arial Narrow"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cc0000"/>
    </style:style>
    <style:style style:name="T2" style:family="text">
      <style:text-properties fo:color="#0000ff" style:font-name="Consolas" fo:font-size="10.5pt" fo:font-weight="normal"/>
    </style:style>
    <style:style style:name="T3" style:family="text">
      <style:text-properties fo:color="#0000ff" style:font-name="Consolas" fo:font-size="10.5pt" fo:font-weight="normal" fo:background-color="#ffffff"/>
    </style:style>
    <style:style style:name="T4" style:family="text">
      <style:text-properties fo:color="#000000" style:font-name="Consolas" fo:font-size="10.5pt" fo:font-weight="normal" fo:background-color="#ffffff"/>
    </style:style>
    <style:style style:name="T5" style:family="text">
      <style:text-properties style:font-name="Consolas" fo:font-size="10.5pt" fo:font-weight="normal"/>
    </style:style>
    <style:style style:name="T6" style:family="text">
      <style:text-properties fo:color="#a31515" style:font-name="Consolas" fo:font-size="10.5pt" fo:font-weight="normal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Root</text:p>
      <text:p text:style-name="Standard"/>
      <text:p text:style-name="Standard">-&gt; index.html -&gt; main.jsx -&gt; App.jsx <text:span text:style-name="T1">-&gt; ROOT.JSX</text:span> -&gt; HomePage.jsx -&gt; (all the components)</text:p>
      <text:p text:style-name="Standard"><text:s/>(loads script) (loads App.jsx) (loads BOTH (nested)) (loads the components)</text:p>
      <text:p text:style-name="Standard"/>
      <text:p text:style-name="Standard"><text:tab/><text:tab/><text:tab/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8">&gt; backend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/>
          </table:table-cell>
          <table:table-cell table:style-name="Table1.E1" office:value-type="string">
            <text:p text:style-name="Table_20_Contents">THE BACKEND USES SEVERAL:</text:p>
            <text:list xml:id="list4154559681872587565" text:style-name="L8">
              <text:list-item>
                <text:p text:style-name="P16">EXTERNAL RESOURCES</text:p>
                <text:list>
                  <text:list-item>
                    <text:list>
                      <text:list-item>
                        <text:p text:style-name="P16">Database</text:p>
                      </text:list-item>
                      <text:list-item>
                        <text:p text:style-name="P16">Cache</text:p>
                      </text:list-item>
                      <text:list-item>
                        <text:p text:style-name="P16">Logging</text:p>
                      </text:list-item>
                    </text:list>
                  </text:list-item>
                </text:list>
              </text:list-item>
              <text:list-item>
                <text:p text:style-name="P16">IMPORTS/PACKAGES</text:p>
                <text:list>
                  <text:list-item>
                    <text:list>
                      <text:list-item>
                        <text:p text:style-name="P16"/>
                      </text:list-item>
                    </text:list>
                  </text:list-item>
                </text:list>
              </text:list-item>
            </text:list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&gt; config 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3" office:value-type="string">
            <text:p text:style-name="P3">logger.js</text:p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3" office:value-type="string">
            <text:p text:style-name="P3">passport.js</text:p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&gt; controllers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auth-controllers.js</text:p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content-controllers.js</text:p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error-controllers.js</text:p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3" office:value-type="string">
            <text:p text:style-name="P3">health-controllers.js</text:p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jwt-auth.js</text:p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3" office:value-type="string">
            <text:p text:style-name="P3">oauth-controllers.js</text:p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users-controllers.js</text:p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&gt; custom-middleware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3" office:value-type="string">
            <text:p text:style-name="P3">csrf-protection.js</text:p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3" office:value-type="string">
            <text:p text:style-name="P3">input-validators.js</text:p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3" office:value-type="string">
            <text:p text:style-name="P3">rate-limiters.js</text:p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3" office:value-type="string">
            <text:p text:style-name="P3">requireRole.js</text:p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3" office:value-type="string">
            <text:p text:style-name="P3">verifyRecaptcha.js</text:p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&gt; helper-functions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blacklistJWT.js</text:p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checkJWT.js</text:p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checkUUID.js</text:p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createJWT.js</text:p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createUUID.js</text:p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deleteUUID.js</text:p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&gt; models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3" office:value-type="string">
            <text:p text:style-name="P3">content-models.js</text:p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3" office:value-type="string">
            <text:p text:style-name="P3">dashboard-models.js</text:p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3" office:value-type="string">
            <text:p text:style-name="P3">users-models.js</text:p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&gt; providers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3" office:value-type="string">
            <text:p text:style-name="P3">instrument.js</text:p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redis-cache.js</text:p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supabase-db.js</text:p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&gt; routes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auth-router.js</text:p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content-router.js</text:p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health-router.js</text:p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3" office:value-type="string">
            <text:p text:style-name="P3">oauth-router.js</text:p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users-router.js</text:p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welcome-router.js</text:p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C3" office:value-type="string">
            <text:p text:style-name="P3">eslint.config.js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package.json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43" office:value-type="string">
            <text:p text:style-name="P4">server.js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Table_20_Contents">THIS IS THE STARTING POINT OF THE BACKEND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7">&gt; <text:span text:style-name="T8">frontend</text:span>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Table_20_Contents">THE FRONTEND USES A COUPLE:</text:p>
            <text:list xml:id="list23346957" text:continue-numbering="true" text:style-name="L8">
              <text:list-item>
                <text:p text:style-name="P16">EXTERNAL RESOURCES</text:p>
                <text:list>
                  <text:list-item>
                    <text:list>
                      <text:list-item>
                        <text:p text:style-name="P16">oAuth 2.0</text:p>
                      </text:list-item>
                      <text:list-item>
                        <text:p text:style-name="P16">UI components</text:p>
                      </text:list-item>
                    </text:list>
                  </text:list-item>
                </text:list>
              </text:list-item>
              <text:list-item>
                <text:p text:style-name="P16">IMPORTS/PACKAGES</text:p>
                <text:list>
                  <text:list-item>
                    <text:list>
                      <text:list-item>
                        <text:p text:style-name="P16"/>
                      </text:list-item>
                    </text:list>
                  </text:list-item>
                </text:list>
              </text:list-item>
            </text:list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&gt; src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&gt; components</text:p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Table_20_Contents">These are just the HomePage.jsx, broken into parts</text:p>
            <text:p text:style-name="Table_20_Contents">(with some request/response data processing)</text:p>
            <text:p text:style-name="Table_20_Contents"/>
            <text:p text:style-name="P15">CAUTION: LOTS OF BELLS AND WHISTLES NOW TOO</text:p>
            <text:p text:style-name="P15">(FOR SECURITY)!!</text:p>
            <text:p text:style-name="Table_20_Contents"/>
            <text:p text:style-name="Table_20_Contents">E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Content.jsx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Loading.jsx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Login.jsx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Logout.jsx</text:p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52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52" office:value-type="string">
            <text:p text:style-name="P14">Root.jsx</text:p>
          </table:table-cell>
          <table:table-cell table:style-name="Table1.E52" office:value-type="string">
            <text:p text:style-name="P13">THIS IS THE REACT-ROUTER SUB-WRAPPER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>&gt; features</text:p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Table_20_Contents">This is the Redux state (store)</text:p>
            <text:list xml:id="list9077193561530192625" text:style-name="L7">
              <text:list-item>
                <text:p text:style-name="P12"><text:soft-page-break/>'slice' is the variable</text:p>
                <text:list>
                  <text:list-item>
                    <text:p text:style-name="P12">current </text:p>
                  </text:list-item>
                  <text:list-item>
                    <text:p text:style-name="P12">changes</text:p>
                  </text:list-item>
                </text:list>
              </text:list-item>
            </text:list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CurrentSlice.jsx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>&gt; hooks</text:p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Table_20_Contents">These are helper functions (only trigger with changes?)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3" office:value-type="string">
            <text:p text:style-name="P3">useCheckAuth.jsx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3" office:value-type="string">
            <text:p text:style-name="P3">useFetch.jsx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&gt; pages</text:p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Table_20_Contents">REACT ROUTER PAGE CHOICES</text:p>
            <text:list xml:id="list2573678644793798838" text:style-name="L4">
              <text:list-item>
                <text:p text:style-name="P10">includes the following helpers:</text:p>
                <text:list>
                  <text:list-item>
                    <text:p text:style-name="P10">&lt;NavLink&gt; from 'react-router-dom'</text:p>
                  </text:list-item>
                </text:list>
              </text:list-item>
            </text:list>
            <text:p text:style-name="Table_20_Contents"/>
            <text:p text:style-name="Table_20_Contents">REACT REDUX STATE MANAGEMENT</text:p>
            <text:list xml:id="list2863601708233476168" text:style-name="L6">
              <text:list-item>
                <text:p text:style-name="P11">includes the following helpers:</text:p>
                <text:list>
                  <text:list-item>
                    <text:p text:style-name="P11">useSelector()</text:p>
                  </text:list-item>
                  <text:list-item>
                    <text:p text:style-name="P1"><text:span text:style-name="T3">const</text:span><text:span text:style-name="T4"> dispatch = useDispatch();</text:span></text:p>
                  </text:list-item>
                </text:list>
              </text:list-item>
            </text:list>
            <text:p text:style-name="P2">    <text:span text:style-name="T5">useEffect(() </text:span><text:span text:style-name="T2">=&gt;</text:span><text:span text:style-name="T5"> {</text:span></text:p>
            <text:p text:style-name="P2">        <text:span text:style-name="T5">dispatch(changePage(</text:span><text:span text:style-name="T6">'dashboard'</text:span><text:span text:style-name="T5">));</text:span></text:p>
            <text:p text:style-name="P2">    <text:span text:style-name="T5">}, []);</text:span></text:p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Dashboard.jsx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HomePage.jsx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App.css</text:p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App.jsx</text:p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Table_20_Contents">WRAPPERS:</text:p>
            <text:list xml:id="list7853866519567516312" text:style-name="L3">
              <text:list-item>
                <text:p text:style-name="P9">React Router</text:p>
                <text:list>
                  <text:list-item>
                    <text:p text:style-name="P9">HERE WE LIST ALL THE PAGES OF THE WEBSITE</text:p>
                  </text:list-item>
                  <text:list-item>
                    <text:p text:style-name="P9">(ALONG WITH THEIR '/routes')</text:p>
                  </text:list-item>
                  <text:list-item>
                    <text:p text:style-name="P9">tells React Router what to load (what &gt; pages) when the user clicks on what /route</text:p>
                  </text:list-item>
                </text:list>
              </text:list-item>
            </text:list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63" office:value-type="string">
            <text:p text:style-name="P3">main.jsx</text:p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Table_20_Contents">WRAPPERS:</text:p>
            <text:list xml:id="list7975863516649867175" text:style-name="L2">
              <text:list-item>
                <text:p text:style-name="P7"><text:soft-page-break/>React</text:p>
              </text:list-item>
              <text:list-item>
                <text:p text:style-name="P7">Google reCaptcha</text:p>
              </text:list-item>
              <text:list-item>
                <text:p text:style-name="P7">Redux 'provider' (state store)</text:p>
              </text:list-item>
              <text:list-item>
                <text:p text:style-name="P7">App.jsx</text:p>
                <text:p text:style-name="P8">(THIS IS THE PARENT THAT GETS BROKEN DOWN INTO SMALLER AND SMALLER COMPONENTS)</text:p>
                <text:list>
                  <text:list-item>
                    <text:list>
                      <text:list-item>
                        <text:p text:style-name="P7">the various &gt;pages</text:p>
                      </text:list-item>
                      <text:list-item>
                        <text:p text:style-name="P7">the various &gt; components</text:p>
                      </text:list-item>
                    </text:list>
                  </text:list-item>
                </text:list>
              </text:list-item>
            </text:list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3" office:value-type="string">
            <text:p text:style-name="P3">store.jsx</text:p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Table_20_Contents">STORE OF ALL THE 'SLICE' VARIABLES?</text:p>
            <text:p text:style-name="Table_20_Contents">(these get imported into main.jsx)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.env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43" office:value-type="string">
            <text:p text:style-name="P3">index.html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Table_20_Contents">THIS IS THE ENTRY POINT </text:p>
            <text:list xml:id="list811403533462642365" text:style-name="L1">
              <text:list-item>
                <text:p text:style-name="P6">&lt;root&gt;</text:p>
              </text:list-item>
              <text:list-item>
                <text:p text:style-name="P6">script -&gt; load main.jsx</text:p>
              </text:list-item>
            </text:list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package.json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vite.config.js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&gt; public 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.env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.gitignore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package.json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readmes.md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vercel.json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Lucida Sans1" svg:font-family="'Lucida Sans'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Bahnschrift" svg:font-family="Bahnschrift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4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ahoma" fo:font-size="14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Tahoma" fo:font-size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ahoma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ahoma" fo:font-size="12pt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rika Wang</meta:initial-creator>
    <meta:creation-date>2026-04-07T16:26:31.74</meta:creation-date>
    <dc:date>2026-04-08T03:07:26.34</dc:date>
    <dc:creator>Erika Wang</dc:creator>
    <meta:editing-duration>PT10H22M23S</meta:editing-duration>
    <meta:editing-cycles>4</meta:editing-cycles>
    <meta:generator>OpenOffice/4.1.16$Win32 OpenOffice.org_project/4116m3$Build-9816</meta:generator>
    <meta:document-statistic meta:table-count="1" meta:image-count="0" meta:object-count="0" meta:page-count="5" meta:paragraph-count="128" meta:word-count="334" meta:character-count="2393"/>
  </office:meta>
</office:document-meta>
</file>